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4" office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7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6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2 to 8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 office:value-type="float" office:value="24">
            <text:p>24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 office:value-type="float" office:value="25">
            <text:p>25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float" office:value="27">
            <text:p>27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 office:value-type="float" office:value="22">
            <text:p>22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 office:value-type="string">
            <text:p>Comments everywhere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Model as pseudo code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 office:value-type="string">
            <text:p>97 to 98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 office:value-type="float" office:value="54">
            <text:p>54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 office:value-type="string">
            <text:p>Not Used Unfortunately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ll libraries included have to be used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 office:value-type="float" office:value="77">
            <text:p>77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Independent if</text:p>
          </table:table-cell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 office:value-type="float" office:value="84">
            <text:p>84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 office:value-type="float" office:value="205">
            <text:p>20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 office:value-type="float" office:value="134">
            <text:p>134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 office:value-type="float" office:value="66">
            <text:p>66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 office:value-type="float" office:value="160">
            <text:p>160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 office:value-type="float" office:value="108">
            <text:p>108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 office:value-type="float" office:value="60">
            <text:p>60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 office:value-type="float" office:value="170">
            <text:p>170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 office:value-type="string">
            <text:p>Not Used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 office:value-type="string">
            <text:p>69 and 90</text:p>
          </table:table-cell>
          <table:table-cell table:style-name="ce7" office:value-type="float" office:value="8">
            <text:p>8</text:p>
          </table:table-cell>
          <table:table-cell table:style-name="ce9"/>
          <table:table-cell table:number-columns-repeated="1016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6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6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100">
            <text:p>100</text:p>
          </table:table-cell>
          <table:table-cell table:style-name="ce9"/>
          <table:table-cell table:number-columns-repeated="1016"/>
        </table:table-row>
        <table:table-row table:style-name="ro5" table:number-rows-repeated="1048519">
          <table:table-cell table:number-columns-repeated="1023"/>
        </table:table-row>
        <table:table-row table:style-name="ro5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3">02/03/2022</text:date>, <text:time>20:1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22-02-03T20:14:17.51</dc:date>
    <meta:editing-duration>PT2H32M56S</meta:editing-duration>
    <meta:editing-cycles>13</meta:editing-cycles>
    <meta:generator>OpenOffice/4.1.11$Win32 OpenOffice.org_project/4111m1$Build-9808</meta:generator>
    <meta:document-statistic meta:table-count="1" meta:cell-count="157" meta:object-count="0"/>
  </office:meta>
</office:document-meta>
</file>